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5.701cm" style:rel-column-width="21976*"/>
    </style:style>
    <style:style style:name="Tableau1.C" style:family="table-column">
      <style:table-column-properties style:column-width="5.699cm" style:rel-column-width="21971*"/>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5b77" officeooo:paragraph-rsid="00085b77"/>
    </style:style>
    <style:style style:name="P2" style:family="paragraph" style:parent-style-name="Standard">
      <style:text-properties officeooo:rsid="000a0cd5" officeooo:paragraph-rsid="000a0cd5"/>
    </style:style>
    <style:style style:name="P3" style:family="paragraph" style:parent-style-name="Text_20_body">
      <style:text-properties officeooo:rsid="000a0cd5" officeooo:paragraph-rsid="000a0cd5"/>
    </style:style>
    <style:style style:name="P4" style:family="paragraph" style:parent-style-name="Standard">
      <style:text-properties officeooo:rsid="000d3458" officeooo:paragraph-rsid="000d3458"/>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officeooo:rsid="000a22f5" officeooo:paragraph-rsid="000a22f5"/>
    </style:style>
    <style:style style:name="P7" style:family="paragraph" style:parent-style-name="Text_20_body">
      <loext:graphic-properties draw:fill-gradient-name="gradient" draw:fill-hatch-name="hatch"/>
      <style:paragraph-properties fo:margin-top="0cm" fo:margin-bottom="0.138cm" style:contextual-spacing="false"/>
      <style:text-properties officeooo:rsid="000a22f5" officeooo:paragraph-rsid="000a22f5"/>
    </style:style>
    <style:style style:name="P8" style:family="paragraph" style:parent-style-name="Text_20_body">
      <style:text-properties officeooo:rsid="000be74f" officeooo:paragraph-rsid="000be74f"/>
    </style:style>
    <style:style style:name="P9" style:family="paragraph" style:parent-style-name="Standard">
      <style:text-properties fo:font-style="italic" officeooo:rsid="000a0cd5" officeooo:paragraph-rsid="00085b77" style:font-style-asian="italic" style:font-style-complex="italic"/>
    </style:style>
    <style:style style:name="P10" style:family="paragraph" style:parent-style-name="Standard">
      <style:text-properties officeooo:rsid="000de562" officeooo:paragraph-rsid="000de562"/>
    </style:style>
    <style:style style:name="P11" style:family="paragraph" style:parent-style-name="Standard">
      <style:text-properties officeooo:rsid="000de562" officeooo:paragraph-rsid="001067b4"/>
    </style:style>
    <style:style style:name="P12" style:family="paragraph" style:parent-style-name="Standard">
      <style:text-properties fo:color="#000000" loext:opacity="100%" fo:font-weight="normal" officeooo:rsid="0011abd5" officeooo:paragraph-rsid="0011abd5" style:font-weight-asian="normal" style:font-weight-complex="normal"/>
    </style:style>
    <style:style style:name="P13" style:family="paragraph" style:parent-style-name="Standard">
      <style:text-properties fo:color="#000000" loext:opacity="100%" fo:font-weight="normal" officeooo:rsid="0010d78a" officeooo:paragraph-rsid="0010d78a" style:font-weight-asian="normal" style:font-weight-complex="normal"/>
    </style:style>
    <style:style style:name="P14" style:family="paragraph" style:parent-style-name="Standard">
      <style:text-properties officeooo:rsid="0011abd5" officeooo:paragraph-rsid="0011abd5"/>
    </style:style>
    <style:style style:name="P15" style:family="paragraph" style:parent-style-name="Standard">
      <style:text-properties officeooo:rsid="00151f30" officeooo:paragraph-rsid="00151f30"/>
    </style:style>
    <style:style style:name="P16" style:family="paragraph" style:parent-style-name="Table_20_Contents">
      <style:text-properties officeooo:rsid="00151f30" officeooo:paragraph-rsid="00151f30"/>
    </style:style>
    <style:style style:name="P17" style:family="paragraph" style:parent-style-name="Text_20_body">
      <style:text-properties officeooo:rsid="00151f30" officeooo:paragraph-rsid="00151f30"/>
    </style:style>
    <style:style style:name="P18" style:family="paragraph" style:parent-style-name="Standard">
      <style:text-properties officeooo:rsid="00158ac9" officeooo:paragraph-rsid="00158ac9"/>
    </style:style>
    <style:style style:name="P19" style:family="paragraph" style:parent-style-name="Standard">
      <style:text-properties officeooo:rsid="00158ac9" officeooo:paragraph-rsid="00169eaa"/>
    </style:style>
    <style:style style:name="P20" style:family="paragraph" style:parent-style-name="Standard">
      <style:text-properties officeooo:rsid="00169eaa" officeooo:paragraph-rsid="00169eaa"/>
    </style:style>
    <style:style style:name="P21" style:family="paragraph" style:parent-style-name="Standard">
      <style:text-properties officeooo:rsid="0017ebaf" officeooo:paragraph-rsid="0017ebaf"/>
    </style:style>
    <style:style style:name="P22" style:family="paragraph" style:parent-style-name="Table_20_Contents">
      <style:text-properties officeooo:rsid="0015730f" officeooo:paragraph-rsid="0015730f"/>
    </style:style>
    <style:style style:name="P23" style:family="paragraph" style:parent-style-name="Text_20_body">
      <loext:graphic-properties draw:fill-hatch-name="hatch"/>
    </style:style>
    <style:style style:name="P24" style:family="paragraph" style:parent-style-name="Text_20_body">
      <loext:graphic-properties draw:fill-hatch-name="hatch"/>
      <style:text-properties officeooo:rsid="00198b8b" officeooo:paragraph-rsid="00198b8b"/>
    </style:style>
    <style:style style:name="P25" style:family="paragraph" style:parent-style-name="Text_20_body">
      <style:text-properties officeooo:rsid="001dd870" officeooo:paragraph-rsid="001dd870"/>
    </style:style>
    <style:style style:name="P26" style:family="paragraph" style:parent-style-name="Standard">
      <style:text-properties fo:color="#c9211e" loext:opacity="100%" style:text-position="0% 100%" fo:font-weight="normal" officeooo:rsid="001067b4" officeooo:paragraph-rsid="001067b4" style:font-weight-asian="normal" style:font-weight-complex="normal"/>
    </style:style>
    <style:style style:name="P27" style:family="paragraph" style:parent-style-name="Standard">
      <style:text-properties officeooo:rsid="001a4236" officeooo:paragraph-rsid="001a4236"/>
    </style:style>
    <style:style style:name="P28" style:family="paragraph" style:parent-style-name="Standard">
      <style:text-properties officeooo:rsid="001a4236" officeooo:paragraph-rsid="001f6420"/>
    </style:style>
    <style:style style:name="P29" style:family="paragraph" style:parent-style-name="Standard">
      <style:text-properties officeooo:rsid="001a4236" officeooo:paragraph-rsid="00205da1"/>
    </style:style>
    <style:style style:name="P30" style:family="paragraph" style:parent-style-name="Table_20_Contents">
      <style:text-properties officeooo:rsid="00253a9d" officeooo:paragraph-rsid="00253a9d"/>
    </style:style>
    <style:style style:name="P31" style:family="paragraph" style:parent-style-name="Standard">
      <style:text-properties officeooo:paragraph-rsid="00272d17"/>
    </style:style>
    <style:style style:name="P32" style:family="paragraph" style:parent-style-name="Text_20_body">
      <style:paragraph-properties fo:margin-top="0cm" fo:margin-bottom="0.15cm" style:contextual-spacing="false"/>
      <style:text-properties officeooo:rsid="000d3458" officeooo:paragraph-rsid="000d3458"/>
    </style:style>
    <style:style style:name="P33" style:family="paragraph" style:parent-style-name="Text_20_body">
      <style:paragraph-properties fo:margin-top="0cm" fo:margin-bottom="0.15cm" style:contextual-spacing="false"/>
      <style:text-properties officeooo:rsid="0022499c" officeooo:paragraph-rsid="0022499c"/>
    </style:style>
    <style:style style:name="T1" style:family="text">
      <style:text-properties officeooo:rsid="000a0cd5"/>
    </style:style>
    <style:style style:name="T2" style:family="text">
      <style:text-properties fo:font-style="italic" style:font-style-asian="italic" style:font-style-complex="italic"/>
    </style:style>
    <style:style style:name="T3" style:family="text">
      <style:text-properties fo:font-style="italic" officeooo:rsid="000a0cd5" style:font-style-asian="italic" style:font-style-complex="italic"/>
    </style:style>
    <style:style style:name="T4" style:family="text">
      <style:text-properties officeooo:rsid="000d3458"/>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officeooo:rsid="001067b4"/>
    </style:style>
    <style:style style:name="T8" style:family="text">
      <style:text-properties officeooo:rsid="0011abd5"/>
    </style:style>
    <style:style style:name="T9" style:family="text">
      <style:text-properties officeooo:rsid="00132a82"/>
    </style:style>
    <style:style style:name="T10" style:family="text">
      <style:text-properties officeooo:rsid="001488de"/>
    </style:style>
    <style:style style:name="T11" style:family="text">
      <style:text-properties officeooo:rsid="00169eaa"/>
    </style:style>
    <style:style style:name="T12" style:family="text">
      <style:text-properties officeooo:rsid="0017ebaf"/>
    </style:style>
    <style:style style:name="T13" style:family="text">
      <style:text-properties officeooo:rsid="001dd870"/>
    </style:style>
    <style:style style:name="T14" style:family="text">
      <style:text-properties officeooo:rsid="001f6420"/>
    </style:style>
    <style:style style:name="T15" style:family="text">
      <style:text-properties officeooo:rsid="00205da1"/>
    </style:style>
    <style:style style:name="T16" style:family="text">
      <style:text-properties officeooo:rsid="00158ac9"/>
    </style:style>
    <style:style style:name="T17" style:family="text">
      <style:text-properties officeooo:rsid="0023d5f4"/>
    </style:style>
    <style:style style:name="T18" style:family="text">
      <style:text-properties officeooo:rsid="00256dbe"/>
    </style:style>
    <style:style style:name="T19" style:family="text">
      <style:text-properties officeooo:rsid="0028ac7e"/>
    </style:style>
    <style:style style:name="T20" style:family="text">
      <style:text-properties officeooo:rsid="002a0f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Setting up your environment</text:h>
      <text:p text:style-name="Standard"/>
      <text:h text:style-name="Heading_20_1" text:outline-level="1">2.Crawling the data</text:h>
      <text:h text:style-name="Heading_20_6" text:outline-level="6">Q2.1 Which Wikipedia category is crawled in this script?</text:h>
      <text:p text:style-name="P1">Biology</text:p>
      <text:p text:style-name="P1"/>
      <text:h text:style-name="Heading_20_6" text:outline-level="6">Q2.2 What does this script output?</text:h>
      <text:p text:style-name="P1">A list of pages <text:span text:style-name="T1">referenced from a « Category » page on Wikipedia, starting from « Category : Biology » to the depth </text:span><text:span text:style-name="T3">crawlingDepth.</text:span></text:p>
      <text:p text:style-name="P9"/>
      <text:h text:style-name="Heading_20_6" text:outline-level="6">Q2.3 When running the script like python3 crawl.py, what should the file wiki.lst contain?</text:h>
      <text:p text:style-name="P2">The output described above.</text:p>
      <text:p text:style-name="P2"/>
      <text:h text:style-name="Heading_20_1" text:outline-level="1">3.Downloading the data</text:h>
      <text:h text:style-name="Heading_20_6" text:outline-level="6">Q3.1 How many pages per batch is downloaded?</text:h>
      <text:p text:style-name="P3">3000</text:p>
      <text:h text:style-name="Heading_20_6" text:outline-level="6">Q3.2 What API of wikipedia is used to download a set of pages?</text:h>
      <text:p text:style-name="Text_20_body">https://en.wikipedia.org/wiki/Special:Export</text:p>
      <text:h text:style-name="Heading_20_6" text:outline-level="6">Q3.3 How does the crawling work here?</text:h>
      <text:p text:style-name="P7">We split the input file in batches of 3000 that we store in dws/*.chunks files.</text:p>
      <text:p text:style-name="P7">Then we treat each chunk, downloading the pages with curl thanks to the Wikipedia API.</text:p>
      <text:h text:style-name="Heading_20_6" text:outline-level="6">Q3.4 By going to the API page in your browser, and reading the documentation paragraph, can you tell in what format the pages will be encoded?</text:h>
      <text:p text:style-name="P6">XML</text:p>
      <text:h text:style-name="Heading_20_1" text:outline-level="1">4.Parsing the data</text:h>
      <text:h text:style-name="Heading_20_6" text:outline-level="6">Q4.1 From the code, how are encoded the two matrices (i.e. what type of Python object)? What is the name of this encoding?</text:h>
      <text:p text:style-name="P8">The matrices are encoded as python dictionnaries.</text:p>
      <text:p text:style-name="P8">This encoding is known as a sparse encoding.</text:p>
      <text:h text:style-name="Heading_20_6" text:outline-level="6">Q4.2 Take a look at the database of Wikipedia documents in the dws folder, for example using the command vi or less. How are the links encoded in the wiki language?</text:h>
      <text:p text:style-name="P8">Internal links : </text:p>
      <text:p text:style-name="P8">[[PageToLinkTo|TextToDisplay]] or [[PageToLinkTo]] if PageToLinkTo==TextToDisplay</text:p>
      <text:p text:style-name="P8">External links :</text:p>
      <text:p text:style-name="P8"><text:soft-page-break/>{{<text:span text:style-name="T4">LinkAndMetadata}} or [http(s)://...]</text:span></text:p>
      <text:h text:style-name="Heading_20_6" text:outline-level="6">Q4.3 The regular expression for extracting the links and removing external links (outside of Wikipedia) have to be completed.</text:h>
      <text:p text:style-name="Text_20_body">cleanExtLinks = "({{.*?}}|\[http.?:\/\/.*\])"</text:p>
      <text:p text:style-name="Text_20_body">linkRe = "\[\[(.*?)\]\]"</text:p>
      <text:h text:style-name="Heading_20_6" text:outline-level="6">Q4.4 Implement your regular expression in Python such that the first group contains everything in the link (the target as well as its potential displayed text)</text:h>
      <text:h text:style-name="Heading_20_6" text:outline-level="6">Q4.5 The current implementation builds a doc-tok matrix. You need to transposes it to have a reverse sparse index. As this looks a bit underoptimal, try also to build directly the reverse version when parsing the documents (i.e. create directly a tok-doc index) and measure the performance (in per cent of execution time) you gain/loose? How do you explain that?</text:h>
      <text:p text:style-name="P32">Filling a doc-tok matrix...</text:p>
      <text:p text:style-name="P32">Time taken to build Doctok matrix : 1.5249 seconds.</text:p>
      <text:p text:style-name="P32">Transposing doctok to tokdoc...</text:p>
      <text:p text:style-name="P32">Time taken to transpose Doctok matrix to Tokdoc matrix : 0.2094 seconds.</text:p>
      <text:p text:style-name="P32">Filling a tok-doc matrix...</text:p>
      <text:p text:style-name="P32">Time taken to build Tokdoc matrix : 1.6633 seconds.</text:p>
      <text:p text:style-name="P32">----------------------------------------</text:p>
      <text:p text:style-name="P33">1.5249+0.2094=1,7343 <text:span text:style-name="T17">(4,27 % more time than building Tokdoc directly).</text:span></text:p>
      <text:p text:style-name="P32"/>
      <text:h text:style-name="Heading_20_1" text:outline-level="1">5.PageRank of the documents</text:h>
      <text:p text:style-name="P5">Q5.1 In the random surfer model, at each iteration, random clicks are ”simulated” with a given probability.</text:p>
      <text:p text:style-name="P5">Q5.2 What is the name of the effect we circumvent by adding sourceVector to the newly computed pagerank vector pageRanksNew?</text:p>
      <text:p text:style-name="P4">The sink effect.</text:p>
      <text:p text:style-name="P5">Q5.3 Implement the formula of the convergence δ.</text:p>
      <text:p text:style-name="P5">Q5.4 Run the PageRank program in interactive mode3 python3 -i pageRank.py, and use the Python interface to answer the following:</text:p>
      <text:p text:style-name="Standard"> How many iteration did it need to converge?</text:p>
      <text:p text:style-name="P10">With depth2 and default CONVERGENCE_LIMIT (10<text:span text:style-name="T5">-7</text:span><text:span text:style-name="T6">) : nearly 30000 iterations</text:span></text:p>
      <text:p text:style-name="Standard"> What is the page rank of ”DNA”?</text:p>
      <text:p text:style-name="P11">With depth2 and default CONVERGENCE_LIMIT (10<text:span text:style-name="T5">-7</text:span><text:span text:style-name="T6">) : </text:span><text:span text:style-name="T7">9</text:span></text:p>
      <text:p text:style-name="P26">PROBLEM : 2 pages (« Transstadial transmission » and « Transovarial transmission ») get a huge proportion of the PageRank. My explanation is a higher order sink effect, because both pages link to each other in a loop. A possible easy fix is to reduce the CONVERGENCE_LIMIT. </text:p>
      <text:p text:style-name="P13">With depth2 and CONVERGENCE_LIMIT=0,001 : 11 iterations / DNA = 7th</text:p>
      <text:p text:style-name="P12">With depth4 and CONVERGENCE_LIMIT= 0,001 : <text:span text:style-name="T9">13 iterations / DNA = </text:span><text:span text:style-name="T12">58</text:span><text:span text:style-name="T10">th</text:span></text:p>
      <text:p text:style-name="Standard"> What is the page with the highest rank?</text:p>
      <text:p text:style-name="P14">Unsurprisingly, « biology ».</text:p>
      <text:h text:style-name="Heading_20_1" text:outline-level="1"><text:soft-page-break/>6.Woogle!</text:h>
      <text:h text:style-name="Heading_20_6" text:outline-level="6">Q6.1 What type of page is selected by the vector model? By looking at the Wikipedia page, how can you <text:span text:style-name="T8">e</text:span>xplain it? What is the name of this classical cheating?</text:h>
      <text:p text:style-name="P15">Mostly « Category » pages are being selected (9 Category pages in the top 20 for « evolution bacteria » at depth2), because they only contain other pages titles, hence few very informative tokens.</text:p>
      <text:p text:style-name="P15">This cheating is known as <text:span text:style-name="T2">Content farms.</text:span></text:p>
      <text:p text:style-name="Standard"/>
      <text:h text:style-name="Heading_20_6" text:outline-level="6">Q6.2 Propose and implement a way of correcting this phenomenon. Check if this correct the effect for the top 15 pages.</text:h>
      <text:p text:style-name="P17">A way to correct for Content farms is to normalize the document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6">Query : « evolution bacteria »</text:p>
          </table:table-cell>
          <table:table-cell table:style-name="Tableau1.A1" office:value-type="string">
            <text:p text:style-name="P16">Depth2</text:p>
            <text:p text:style-name="P16">No normalization</text:p>
          </table:table-cell>
          <table:table-cell table:style-name="Tableau1.C1" office:value-type="string">
            <text:p text:style-name="P16">Depth2</text:p>
            <text:p text:style-name="P16">Normalized</text:p>
          </table:table-cell>
        </table:table-row>
        <table:table-row>
          <table:table-cell table:style-name="Tableau1.A2" office:value-type="string">
            <text:p text:style-name="P16"># Category pages in top15</text:p>
          </table:table-cell>
          <table:table-cell table:style-name="Tableau1.A2" office:value-type="string">
            <text:p text:style-name="P30">8</text:p>
          </table:table-cell>
          <table:table-cell table:style-name="Tableau1.C2" office:value-type="string">
            <text:p text:style-name="P22">4</text:p>
          </table:table-cell>
        </table:table-row>
      </table:table>
      <text:p text:style-name="P17"/>
      <text:h text:style-name="Heading_20_6" text:outline-level="6">Q6.3 Take a look at vector model rankings for your query. What is the rank of the page ”Bacterial evolution”? Rank the results by pageRank. What is the rank of the page ”Bacterial evolution”? Is it expected? How would you correct for it (see extra section)?</text:h>
      <text:p text:style-name="P25">With query « <text:span text:style-name="T18">Bacterial evolution</text:span> » :</text:p>
      <text:p text:style-name="P18">At depth2, the page « <text:span text:style-name="T11">Bacterial evolution</text:span> » has not been crawled.</text:p>
      <text:p text:style-name="P19">At depth4, <text:span text:style-name="T11">the page « Bacterial evolution » is ranked </text:span><text:span text:style-name="T18">78</text:span><text:span text:style-name="T11"> </text:span>/ <text:span text:style-name="T18">466</text:span> / <text:span text:style-name="T18">5416</text:span> <text:span text:style-name="T11">(No norm / Norm / Norm and PR).</text:span></text:p>
      <text:p text:style-name="P20">This is expected because <text:span text:style-name="T14">the page « Bacterial evolution » has a very low PageRank.</text:span></text:p>
      <text:p text:style-name="P19"><text:s/></text:p>
      <text:h text:style-name="Heading_20_1" text:outline-level="1">7.Extras</text:h>
      <text:h text:style-name="Heading_20_6" text:outline-level="6">1. Without changing anything, note down the page ranks of ”DNA” and ”RNA”.</text:h>
      <text:p text:style-name="P21">Depth4 :</text:p>
      <text:p text:style-name="P21"><text:span text:style-name="T19">60</text:span>. DNA : 0.001220067</text:p>
      <text:p text:style-name="P21">18<text:span text:style-name="T19">3</text:span>. RNA : 0.000446234</text:p>
      <text:p text:style-name="P21"/>
      <text:h text:style-name="Heading_20_6" text:outline-level="6">2. For example, set the source vector as the pages with RNA in the title and re-compute the page rank vector. What is the new page rank of ”DNA” and ”RNA”? How can you explain this?</text:h>
      <text:p text:style-name="P23">7. RNA : 0.008331936</text:p>
      <text:p text:style-name="P23">16. DNA : 0.003846694</text:p>
      <text:p text:style-name="P24">RNA and DNA are related topics. When we push the pagerank of RNA-related pages up by modifying the source vector, we push the DNA page up as well.</text:p>
      <text:h text:style-name="Heading_20_6" text:outline-level="6">Effect of stemming</text:h>
      <text:p text:style-name="Standard">In the current implementation the words bacteria and bacterial are different tokens.</text:p>
      <text:p text:style-name="Standard">1. List some simple grammar rules for stemming in English, and implement them in the right script.</text:p>
      <text:p text:style-name="Standard">Does it improve the performance of the search? What if you use a standard library to do it?</text:p>
      <text:p text:style-name="Standard"><text:soft-page-break/></text:p>
      <text:p text:style-name="P28">Search for « evolution <text:span text:style-name="T14">of bacteria </text:span>», <text:span text:style-name="T14">position of page « Bacterial evolution » (No Norm / Norm / Norm and PR) :</text:span></text:p>
      <text:p text:style-name="P29"><text:span text:style-name="T14">D</text:span>epth4, no stemming : <text:s/><text:span text:style-name="T11">115 </text:span><text:span text:style-name="T16">/ </text:span><text:span text:style-name="T11">27</text:span><text:span text:style-name="T13">8</text:span><text:span text:style-name="T16"> / </text:span><text:span text:style-name="T15">42948</text:span></text:p>
      <text:p text:style-name="P27"><text:span text:style-name="T14">D</text:span>epth4, naive stemming : <text:span text:style-name="T20">249 / 430 / 42945 </text:span></text:p>
      <text:p text:style-name="P27"><text:span text:style-name="T14">D</text:span>epth4, Snowball stemming : <text:span text:style-name="T20">115 / 245 / 42948</text:span></text:p>
      <text:p text:style-name="P27"/>
      <text:h text:style-name="Heading_20_6" text:outline-level="6">Latent semantics</text:h>
      <text:p text:style-name="Standard">The current version ignore synonymy. Using the sparse implementation of SVD from the scipy module, implement a simple version of the latent semantics technique. Note that this method computes the correlation between tokens, and the quantity of documents is therefore critical to have an accurate estimation of co-occurring tokens. Implement and test your method with the current dataset, and use the bigger dataset in the end to achieve better results.</text:p>
      <text:p text:style-name="Standard"/>
      <text:h text:style-name="Heading_20_6" text:outline-level="6">Embeddings</text:h>
      <text:p text:style-name="P31">Instead of the natural embedding of the tf-idf, use standard libraries (word2vec, fasttext, doc2vec) to use as embeddings of document/queries. That’s not as complicated as it looks.</text:p>
      <text:p text:style-name="P31"/>
      <text:h text:style-name="Heading_20_6" text:outline-level="6">New content scores</text:h>
      <text:p text:style-name="P31">Detect special part of the documents (titles, section titles, bold text, etc.) to create a custom vector model that emphasis the important texts in pages. Think how to adapt the tf-idf model in that way, keeping the mathematical consistency of this model (which is basically a probability times an information).</text:p>
      <text:p text:style-name="P31"/>
      <text:h text:style-name="Heading_20_6" text:outline-level="6">Combination of content scores and ranking</text:h>
      <text:p text:style-name="Standard">The content score (e.g. scalar product between document and queries) and ranking are treated separately up to now. Try to create a combined score taking into account both of them. Do you improve your searches?</text:p>
      <text:p text:style-name="Standard">How do you measure 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21:30:05.604321034</meta:creation-date>
    <meta:editing-duration>PT4H42M8S</meta:editing-duration>
    <meta:editing-cycles>8</meta:editing-cycles>
    <meta:generator>LibreOffice/7.3.7.2$Linux_X86_64 LibreOffice_project/30$Build-2</meta:generator>
    <dc:date>2022-12-13T17:18:04.106365026</dc:date>
    <meta:document-statistic meta:table-count="1" meta:image-count="0" meta:object-count="0" meta:page-count="4" meta:paragraph-count="101" meta:word-count="1215" meta:character-count="7196" meta:non-whitespace-character-count="6075"/>
  </office:meta>
</office:document-meta>
</file>